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fo:letter-spacing="normal" style:font-name-asian="Verdana" style:font-size-asian="12pt" style:font-style-asian="normal" style:font-weight-asian="normal"/>
    </style:style>
    <style:style style:name="P2"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fo:letter-spacing="normal"/>
    </style:style>
    <style:style style:name="P3" style:family="paragraph" style:parent-style-name="Text_20_body">
      <style:paragraph-properties fo:margin-left="0.3335in" fo:margin-right="0in" fo:margin-top="0in" fo:margin-bottom="0in" style:line-height-at-least="0.1874in" fo:orphans="2" fo:widows="2" fo:text-indent="-0.3335in" style:auto-text-indent="false"/>
      <style:text-properties fo:font-variant="normal" fo:text-transform="none" fo:color="#333333" fo:letter-spacing="normal"/>
    </style:style>
    <style:style style:name="P4" style:family="paragraph" style:parent-style-name="Text_20_body">
      <style:paragraph-properties fo:margin-left="0in" fo:margin-right="0in" fo:margin-top="0in" fo:margin-bottom="0in" style:line-height-at-least="0.1874in" fo:orphans="2" fo:widows="2" fo:text-indent="0.3283in" style:auto-text-indent="false"/>
      <style:text-properties fo:font-variant="normal" fo:text-transform="none" fo:color="#000000" fo:letter-spacing="normal" style:font-name-asian="Verdana" style:font-size-asian="12pt" style:font-style-asian="normal" style:font-weight-asian="normal"/>
    </style:style>
    <style:style style:name="P5" style:family="paragraph" style:parent-style-name="Text_20_body">
      <style:paragraph-properties fo:margin-left="0in" fo:margin-right="0in" fo:margin-top="0in" fo:margin-bottom="0in" style:line-height-at-least="0.1874in" fo:orphans="2" fo:widows="2" fo:text-indent="0.3283in" style:auto-text-indent="false"/>
      <style:text-properties fo:font-variant="normal" fo:text-transform="none" fo:color="#000000" fo:letter-spacing="normal"/>
    </style:style>
    <style:style style:name="P6" style:family="paragraph" style:parent-style-name="Text_20_body">
      <style:paragraph-properties fo:margin-left="0in" fo:margin-right="0in" fo:margin-top="0in" fo:margin-bottom="0in" style:line-height-at-least="0.1874in" fo:orphans="2" fo:widows="2" fo:text-indent="0.2957in" style:auto-text-indent="false"/>
      <style:text-properties fo:font-variant="normal" fo:text-transform="none" fo:color="#000000" fo:letter-spacing="normal" style:font-name-asian="Verdana" style:font-size-asian="10.5pt" style:font-style-asian="normal" style:font-weight-asian="normal"/>
    </style:style>
    <style:style style:name="P7" style:family="paragraph" style:parent-style-name="Text_20_body">
      <style:paragraph-properties fo:margin-left="0.25in" fo:margin-right="0in" fo:margin-top="0in" fo:margin-bottom="0in" style:line-height-at-least="0.1874in" fo:orphans="2" fo:widows="2" fo:text-indent="0in" style:auto-text-indent="false"/>
      <style:text-properties fo:font-variant="normal" fo:text-transform="none" fo:color="#333333" fo:letter-spacing="normal"/>
    </style:style>
    <style:style style:name="P8" style:family="paragraph" style:parent-style-name="Text_20_body">
      <style:paragraph-properties fo:margin-left="0in" fo:margin-right="0in" fo:margin-top="0in" fo:margin-bottom="0in" style:line-height-at-least="0.1874in" fo:orphans="2" fo:widows="2" fo:text-indent="0.2189in" style:auto-text-indent="false"/>
      <style:text-properties fo:font-variant="normal" fo:text-transform="none" fo:color="#333333" fo:letter-spacing="normal"/>
    </style:style>
    <style:style style:name="P9" style:family="paragraph" style:parent-style-name="Text_20_body">
      <style:paragraph-properties fo:margin-left="0in" fo:margin-right="0in" fo:margin-top="0in" fo:margin-bottom="0in" style:line-height-at-least="0.1874in" fo:orphans="2" fo:widows="2" fo:text-indent="0.2189in" style:auto-text-indent="false"/>
      <style:text-properties fo:font-variant="normal" fo:text-transform="none" fo:color="#000000" fo:letter-spacing="normal" style:font-name-asian="Verdana" style:font-size-asian="12pt" style:font-style-asian="normal" style:font-weight-asian="normal"/>
    </style:style>
    <style:style style:name="P10" style:family="paragraph" style:parent-style-name="Heading_20_2">
      <style:paragraph-properties fo:margin-left="0in" fo:margin-right="0in" fo:margin-top="0in" fo:margin-bottom="0in" style:line-height-at-least="0.1874in" fo:text-align="center" style:justify-single-word="false" fo:orphans="2" fo:widows="2" fo:text-indent="0in" style:auto-text-indent="false"/>
      <style:text-properties fo:font-variant="normal" fo:text-transform="none" fo:color="#333333" fo:letter-spacing="normal"/>
    </style:style>
    <style:style style:name="P11"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style>
    <style:style style:name="P12"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333333" fo:letter-spacing="normal" style:font-name-asian="Verdana" style:font-size-asian="10.5pt" style:font-style-asian="normal" style:font-weight-asian="normal"/>
    </style:style>
    <style:style style:name="P13" style:family="paragraph" style:parent-style-name="Text_20_body">
      <style:paragraph-properties fo:margin-left="0in" fo:margin-right="0in" fo:margin-top="0in" fo:margin-bottom="0in" style:line-height-at-least="0.1874in" fo:text-align="center" style:justify-single-word="false" fo:orphans="2" fo:widows="2" fo:text-indent="0.3937in" style:auto-text-indent="false"/>
      <style:text-properties fo:font-variant="normal" fo:text-transform="none" fo:color="#333333" fo:letter-spacing="normal"/>
    </style:style>
    <style:style style:name="P14" style:family="paragraph" style:parent-style-name="Text_20_body">
      <style:paragraph-properties fo:margin-left="0in" fo:margin-right="0in" fo:margin-top="0in" fo:margin-bottom="0in" style:line-height-at-least="0.2917in" fo:text-align="center" style:justify-single-word="false" fo:orphans="2" fo:widows="2" fo:text-indent="0.3937in" style:auto-text-indent="false"/>
      <style:text-properties fo:font-variant="normal" fo:text-transform="none" fo:color="#333333" fo:letter-spacing="normal"/>
    </style:style>
    <style:style style:name="P15" style:family="paragraph" style:parent-style-name="Text_20_body">
      <style:paragraph-properties fo:margin-left="0in" fo:margin-right="0in" fo:margin-top="0in" fo:margin-bottom="0in" style:line-height-at-least="0.1874in" fo:text-align="center" style:justify-single-word="false" fo:orphans="2" fo:widows="2" fo:text-indent="0.3937in" style:auto-text-indent="false"/>
      <style:text-properties fo:font-variant="normal" fo:text-transform="none" fo:color="#000000" fo:letter-spacing="normal" style:font-name-asian="Verdana" style:font-size-asian="12pt" style:font-style-asian="normal" style:font-weight-asian="bold"/>
    </style:style>
    <style:style style:name="P16" style:family="paragraph" style:parent-style-name="Text_20_body">
      <style:paragraph-properties fo:margin-left="0in" fo:margin-right="0in" fo:margin-top="0in" fo:margin-bottom="0in" style:line-height-at-least="0.2917in" fo:text-align="center" style:justify-single-word="false" fo:orphans="2" fo:widows="2" fo:text-indent="0.3937in" style:auto-text-indent="false"/>
      <style:text-properties fo:font-variant="normal" fo:text-transform="none" fo:color="#000000" fo:letter-spacing="normal" style:font-name-asian="Verdana" style:font-size-asian="12pt" style:font-style-asian="normal" style:font-weight-asian="bold"/>
    </style:style>
    <style:style style:name="P17" style:family="paragraph" style:parent-style-name="Text_20_body">
      <style:paragraph-properties fo:margin-left="0in" fo:margin-right="0in" fo:margin-top="0in" fo:margin-bottom="0in" style:line-height-at-least="0.2917in" fo:text-align="center" style:justify-single-word="false" fo:orphans="2" fo:widows="2" fo:text-indent="0.3937in" style:auto-text-indent="false"/>
      <style:text-properties fo:font-variant="normal" fo:text-transform="none" fo:color="#000000" fo:letter-spacing="normal" style:font-name-asian="Verdana" style:font-size-asian="12pt" style:language-asian="en" style:country-asian="US" style:font-style-asian="normal" style:font-weight-asian="bold"/>
    </style:style>
    <style:style style:name="P18" style:family="paragraph" style:parent-style-name="Text_20_body">
      <style:paragraph-properties fo:margin-left="0in" fo:margin-right="0in" fo:margin-top="0in" fo:margin-bottom="0in" style:line-height-at-least="0.2917in" fo:text-align="center" style:justify-single-word="false" fo:orphans="2" fo:widows="2" fo:text-indent="0.3937in" style:auto-text-indent="false"/>
    </style:style>
    <style:style style:name="P19" style:family="paragraph" style:parent-style-name="Text_20_body">
      <style:paragraph-properties fo:margin-left="0in" fo:margin-right="0in" fo:margin-top="0in" fo:margin-bottom="0in" style:line-height-at-least="0.1874in" fo:orphans="2" fo:widows="2" fo:text-indent="0.2929in" style:auto-text-indent="false"/>
      <style:text-properties fo:font-variant="normal" fo:text-transform="none" fo:color="#333333" fo:letter-spacing="normal" style:font-name-asian="Verdana" style:font-size-asian="9pt" style:font-style-asian="normal" style:font-weight-asian="normal"/>
    </style:style>
    <style:style style:name="P20" style:family="paragraph" style:parent-style-name="Text_20_body">
      <style:paragraph-properties fo:margin-left="0in" fo:margin-right="0in" fo:margin-top="0in" fo:margin-bottom="0in" style:line-height-at-least="0.1874in" fo:orphans="2" fo:widows="2" fo:text-indent="0.2929in" style:auto-text-indent="false"/>
      <style:text-properties fo:font-variant="normal" fo:text-transform="none" fo:color="#333333" fo:letter-spacing="normal" style:font-name-asian="Verdana" style:font-size-asian="12pt" style:font-style-asian="normal" style:font-weight-asian="normal"/>
    </style:style>
    <style:style style:name="P21" style:family="paragraph" style:parent-style-name="Text_20_body">
      <style:paragraph-properties fo:margin-left="0in" fo:margin-right="0in" fo:margin-top="0in" fo:margin-bottom="0in" style:line-height-at-least="0.1874in" fo:text-align="start" style:justify-single-word="false" fo:orphans="2" fo:widows="2" fo:text-indent="0.2929in" style:auto-text-indent="false"/>
      <style:text-properties fo:font-variant="normal" fo:text-transform="none" fo:color="#333333" fo:letter-spacing="normal"/>
    </style:style>
    <style:style style:name="P22" style:family="paragraph" style:parent-style-name="Text_20_body">
      <style:paragraph-properties fo:margin-left="0in" fo:margin-right="0in" fo:margin-top="0in" fo:margin-bottom="0in" style:line-height-at-least="0.1874in" fo:orphans="2" fo:widows="2" fo:text-indent="0.2929in" style:auto-text-indent="false"/>
      <style:text-properties fo:font-variant="normal" fo:text-transform="none" fo:color="#333333" fo:letter-spacing="normal"/>
    </style:style>
    <style:style style:name="P23" style:family="paragraph" style:parent-style-name="Text_20_body">
      <style:paragraph-properties fo:margin-left="0in" fo:margin-right="0in" fo:margin-top="0in" fo:margin-bottom="0in" style:line-height-at-least="0.1874in" fo:orphans="2" fo:widows="2" fo:text-indent="0.2929in" style:auto-text-indent="false"/>
      <style:text-properties fo:font-variant="normal" fo:text-transform="none" fo:color="#000000" fo:letter-spacing="normal" style:font-name-asian="Verdana" style:font-size-asian="12pt" style:font-style-asian="normal" style:font-weight-asian="bold"/>
    </style:style>
    <style:style style:name="P24"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000000" fo:letter-spacing="normal" style:font-name-asian="Verdana" style:font-size-asian="12pt" style:font-style-asian="normal" style:font-weight-asian="bold"/>
    </style:style>
    <style:style style:name="P25" style:family="paragraph" style:parent-style-name="Text_20_body">
      <style:paragraph-properties fo:margin-left="0in" fo:margin-right="0in" fo:margin-top="0in" fo:margin-bottom="0in" style:line-height-at-least="0.2917in" fo:orphans="2" fo:widows="2" fo:text-indent="0.2917in" style:auto-text-indent="false"/>
      <style:text-properties fo:font-variant="normal" fo:text-transform="none" fo:color="#000000" fo:letter-spacing="normal"/>
    </style:style>
    <style:style style:name="P26"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333333" fo:letter-spacing="normal"/>
    </style:style>
    <style:style style:name="P27" style:family="paragraph" style:parent-style-name="Text_20_body">
      <style:paragraph-properties fo:margin-left="0.6252in" fo:margin-right="0in" fo:margin-top="0in" fo:margin-bottom="0in" style:line-height-at-least="0.1874in" fo:orphans="2" fo:widows="2" fo:text-indent="-0.25in" style:auto-text-indent="false"/>
      <style:text-properties fo:font-variant="normal" fo:text-transform="none" fo:color="#333333" fo:letter-spacing="normal"/>
    </style:style>
    <style:style style:name="P28" style:family="paragraph" style:parent-style-name="Text_20_body">
      <style:paragraph-properties fo:margin-left="0in" fo:margin-right="0in" fo:margin-top="0in" fo:margin-bottom="0in" style:line-height-at-least="0.1874in" fo:orphans="2" fo:widows="2" fo:text-indent="0.1457in" style:auto-text-indent="false"/>
      <style:text-properties fo:font-variant="normal" fo:text-transform="none" fo:color="#000000" fo:letter-spacing="normal"/>
    </style:style>
    <style:style style:name="P29" style:family="paragraph" style:parent-style-name="Text_20_body">
      <style:paragraph-properties fo:margin-left="0in" fo:margin-right="0in" fo:margin-top="0in" fo:margin-bottom="0in" style:line-height-at-least="0.1874in" fo:orphans="2" fo:widows="2" fo:text-indent="0.4374in" style:auto-text-indent="false"/>
      <style:text-properties fo:font-variant="normal" fo:text-transform="none" fo:color="#000000" fo:letter-spacing="normal"/>
    </style:style>
    <style:style style:name="P30" style:family="paragraph" style:parent-style-name="Text_20_body">
      <style:paragraph-properties fo:margin-left="0in" fo:margin-right="0in" fo:margin-top="0in" fo:margin-bottom="0in" style:line-height-at-least="0.1874in" fo:orphans="2" fo:widows="2" fo:text-indent="0.3335in" style:auto-text-indent="false"/>
      <style:text-properties fo:font-variant="normal" fo:text-transform="none" fo:color="#000000" fo:letter-spacing="normal" style:font-name-asian="Verdana" style:font-size-asian="12pt" style:font-style-asian="normal" style:font-weight-asian="normal"/>
    </style:style>
    <style:style style:name="P31" style:family="paragraph" style:parent-style-name="Text_20_body">
      <style:paragraph-properties fo:margin-left="0in" fo:margin-right="0in" fo:margin-top="0in" fo:margin-bottom="0in" style:line-height-at-least="0.1874in" fo:orphans="2" fo:widows="2" fo:text-indent="0.3335in" style:auto-text-indent="false"/>
      <style:text-properties fo:font-variant="normal" fo:text-transform="none" fo:color="#000000" fo:letter-spacing="normal"/>
    </style:style>
    <style:style style:name="P32" style:family="paragraph" style:parent-style-name="Text_20_body">
      <style:paragraph-properties fo:margin-left="0in" fo:margin-right="0in" fo:margin-top="0in" fo:margin-bottom="0in" style:line-height-at-least="0.1874in" fo:text-align="start" style:justify-single-word="false" fo:orphans="2" fo:widows="2" fo:text-indent="0.3335in" style:auto-text-indent="false"/>
      <style:text-properties fo:font-variant="normal" fo:text-transform="none" fo:color="#333333" fo:letter-spacing="normal"/>
    </style:style>
    <style:style style:name="P33" style:family="paragraph" style:parent-style-name="Text_20_body">
      <style:paragraph-properties fo:margin-left="0in" fo:margin-right="0in" fo:margin-top="0in" fo:margin-bottom="0in" style:line-height-at-least="0.1874in" fo:orphans="2" fo:widows="2" fo:text-indent="0.3335in" style:auto-text-indent="false"/>
      <style:text-properties fo:font-variant="normal" fo:text-transform="none" fo:color="#333333" fo:letter-spacing="normal"/>
    </style:style>
    <style:style style:name="P34" style:family="paragraph" style:parent-style-name="Text_20_body">
      <style:paragraph-properties fo:margin-left="0in" fo:margin-right="0in" fo:margin-top="0in" fo:margin-bottom="0in" style:line-height-at-least="0.1874in" fo:text-align="start" style:justify-single-word="false" fo:orphans="2" fo:widows="2" fo:text-indent="0.3346in" style:auto-text-indent="false"/>
      <style:text-properties fo:font-variant="normal" fo:text-transform="none" fo:color="#000000" fo:letter-spacing="normal"/>
    </style:style>
    <style:style style:name="P35" style:family="paragraph" style:parent-style-name="Text_20_body">
      <style:paragraph-properties fo:margin-left="0in" fo:margin-right="0in" fo:margin-top="0in" fo:margin-bottom="0in" style:line-height-at-least="0.1874in" fo:text-align="start" style:justify-single-word="false" fo:orphans="2" fo:widows="2" fo:text-indent="0.3346in" style:auto-text-indent="false"/>
      <style:text-properties fo:font-variant="normal" fo:text-transform="none" fo:color="#333333" fo:letter-spacing="normal"/>
    </style:style>
    <style:style style:name="T1" style:family="text">
      <style:text-properties fo:color="#000000"/>
    </style:style>
    <style:style style:name="T2" style:family="text">
      <style:text-properties fo:color="#000000" style:font-name-asian="Verdana" style:font-size-asian="12pt" style:language-asian="en" style:country-asian="US" style:font-style-asian="normal" style:font-weight-asian="normal"/>
    </style:style>
    <style:style style:name="T3" style:family="text">
      <style:text-properties fo:color="#000000" style:font-name-asian="Verdana" style:font-size-asian="12pt" style:font-style-asian="normal" style:font-weight-asian="normal"/>
    </style:style>
    <style:style style:name="T4" style:family="text">
      <style:text-properties fo:color="#000000" style:font-name-asian="Verdana" style:font-size-asian="12pt" style:font-style-asian="normal" style:font-weight-asian="bold"/>
    </style:style>
    <style:style style:name="T5" style:family="text">
      <style:text-properties fo:color="#000000" style:font-name-asian="Verdana" style:font-size-asian="9pt" style:language-asian="en" style:country-asian="US" style:font-style-asian="normal" style:font-weight-asian="normal"/>
    </style:style>
    <style:style style:name="T6" style:family="text">
      <style:text-properties fo:color="#000000" style:font-name-asian="Verdana" style:font-size-asian="9pt" style:font-style-asian="normal" style:font-weight-asian="normal"/>
    </style:style>
    <style:style style:name="T7" style:family="text">
      <style:text-properties fo:color="#000000" style:font-name="Verdana" fo:font-size="12pt" fo:language="en" fo:country="US" fo:font-style="normal" fo:font-weight="normal"/>
    </style:style>
    <style:style style:name="T8" style:family="text">
      <style:text-properties fo:color="#000000" style:font-name="Verdana" fo:font-size="12pt" fo:language="en" fo:country="US" fo:font-style="normal" style:text-underline-style="solid" style:text-underline-width="auto" style:text-underline-color="font-color" fo:font-weight="normal"/>
    </style:style>
    <style:style style:name="T9" style:family="text">
      <style:text-properties fo:color="#000000" style:font-name="Verdana" fo:font-size="12pt" fo:font-style="normal" fo:font-weight="normal"/>
    </style:style>
    <style:style style:name="T10" style:family="text">
      <style:text-properties fo:color="#000000" style:font-name="Verdana" fo:font-size="9pt" fo:language="en" fo:country="US" fo:font-style="normal" fo:font-weight="normal"/>
    </style:style>
    <style:style style:name="T11" style:family="text">
      <style:text-properties fo:color="#000000" style:font-name="Verdana" fo:font-size="9pt" fo:font-style="normal" fo:font-weight="normal"/>
    </style:style>
    <style:style style:name="T12" style:family="text">
      <style:text-properties fo:color="#000000" style:font-size-asian="10.5pt"/>
    </style:style>
    <style:style style:name="T13" style:family="text">
      <style:text-properties fo:color="#000000" style:font-size-asian="10.5pt" style:font-weight-asian="bold"/>
    </style:style>
    <style:style style:name="T14" style:family="text">
      <style:text-properties fo:color="#000000" style:font-weight-asian="bold"/>
    </style:style>
    <style:style style:name="T15" style:family="text">
      <style:text-properties fo:color="#000000" style:text-underline-style="solid" style:text-underline-width="auto" style:text-underline-color="font-color" style:font-name-asian="Verdana" style:font-size-asian="12pt" style:font-style-asian="normal" style:font-weight-asian="normal"/>
    </style:style>
    <style:style style:name="T16" style:family="text">
      <style:text-properties style:font-name="Verdana" fo:font-size="9pt" fo:language="en" fo:country="US" fo:font-style="normal" fo:font-weight="normal"/>
    </style:style>
    <style:style style:name="T17" style:family="text">
      <style:text-properties style:font-name="Verdana" fo:font-size="12pt" fo:font-style="normal" fo:font-weight="normal"/>
    </style:style>
    <style:style style:name="T18" style:family="text">
      <style:text-properties style:font-name="Verdana" fo:font-size="12pt" fo:language="en" fo:country="US" fo:font-style="normal" fo:font-weight="normal"/>
    </style:style>
    <style:style style:name="T19" style:family="text">
      <style:text-properties style:font-name-asian="Verdana" style:font-size-asian="9pt" style:font-style-asian="normal" style:font-weight-asian="normal"/>
    </style:style>
    <style:style style:name="T20" style:family="text">
      <style:text-properties style:font-name-asian="Verdana" style:font-size-asian="12pt" style:font-style-asian="normal" style:font-weight-asian="normal"/>
    </style:style>
    <style:style style:name="T21" style:family="text">
      <style:text-properties fo:language="en" fo:country="US"/>
    </style:style>
    <style:style style:name="T22" style:family="text">
      <style:text-properties fo:font-variant="normal" fo:text-transform="none" fo:color="#000000" style:font-name="Verdana" fo:font-size="10.5pt" fo:letter-spacing="normal" fo:language="en" fo:country="US" fo:font-style="normal" fo:font-weight="normal"/>
    </style:style>
    <style:style style:name="T23" style:family="text">
      <style:text-properties fo:font-variant="normal" fo:text-transform="none" fo:color="#000000" fo:letter-spacing="normal" style:font-name-asian="Verdana" style:font-size-asian="14pt" style:language-asian="en" style:country-asian="US" style:font-style-asian="normal" style:font-weight-asian="normal"/>
    </style:style>
    <style:style style:name="T24" style:family="text">
      <style:text-properties fo:font-variant="normal" fo:text-transform="none" fo:color="#000000" fo:letter-spacing="normal" style:font-name-asian="Verdana" style:font-size-asian="14pt" style:language-asian="en" style:country-asian="US" style:font-style-asian="normal" style:font-weight-asian="bold"/>
    </style:style>
    <style:style style:name="T25" style:family="text">
      <style:text-properties fo:font-variant="normal" fo:text-transform="none" fo:color="#000000" fo:letter-spacing="normal" style:font-name-asian="Verdana" style:font-size-asian="10.5pt" style:language-asian="en" style:country-asian="US" style:font-style-asian="normal" style:font-weight-asian="normal"/>
    </style:style>
    <style:style style:name="T26" style:family="text">
      <style:text-properties style:text-underline-style="solid" style:text-underline-width="auto" style:text-underline-color="font-color" style:font-name-asian="Verdana"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span text:style-name="T1"> </text:span><text:span text:style-name="T6">计算所授予具有研究生毕业</text:span><text:span text:style-name="T1"> </text:span><text:span text:style-name="T6">同等学力人员硕士、博士学位实施细则</text:span></text:h>
      <text:p text:style-name="P22"> </text:p>
      <text:p text:style-name="P19"><text:span text:style-name="T13">第一条</text:span><text:span text:style-name="T12">　根据《中华人民共和国学位条例》、《中华人民共和国学位条例暂行实施办法》、《国务院学位委员会关于授予具有研究生毕业同等学力人员硕士、博士学位的规定》，《中国科学院授予具有研究生毕业同等学力人员硕士、博士学位的规定》，结合我所实际情况，特制定本细则。</text:span></text:p>
      <text:p text:style-name="P22"> </text:p>
      <text:p text:style-name="P20"><text:span text:style-name="T14">第二条</text:span><text:span text:style-name="T1">　我所授予具有研究生毕业同等学力人员硕士、博士学位限于我所一级学科所有专业。</text:span></text:p>
      <text:p text:style-name="P22"> </text:p>
      <text:p text:style-name="P22"><text:span text:style-name="T4">第三条</text:span><text:span text:style-name="T3">　凡是拥护《中华人民共和国宪法》，遵守法律、法规、品行端正，符合《中国科学院研究生院学位授予工作暂行条例》规定，在科研和专门技术等方面做出成绩，具有研究生毕业同等学力，学术水平或专门技术水平已达到学位授予标准的人员 </text:span><text:span text:style-name="T7">(</text:span><text:span text:style-name="T3">以下简称同等学力人员</text:span><text:span text:style-name="T7">)</text:span><text:span text:style-name="T3">，均可按本实施细则，向计算所学位评定委员会申请学位。</text:span></text:p>
      <text:p text:style-name="P25"> </text:p>
      <text:p text:style-name="P14"> </text:p>
      <text:p text:style-name="P16">硕士学位的申请与授予</text:p>
      <text:p text:style-name="P22"> </text:p>
      <text:p text:style-name="P23">第四条  资格审查</text:p>
      <text:p text:style-name="P12">（一）申请人必须已获得学士学位后工作三年以上，在申请学位的专业或相近专业做出一定的成绩。</text:p>
      <text:p text:style-name="P26"><text:span text:style-name="T3">（二）计算所研究生部每年</text:span><text:span text:style-name="T7">3</text:span><text:span text:style-name="T3">月和</text:span><text:span text:style-name="T7">11</text:span><text:span text:style-name="T3">月受理同等学力人员的学位申请。申请人届时可到计算所研究生部报名，缴纳学位申请费并提交以下材料：</text:span></text:p>
      <text:p text:style-name="P27"><text:span text:style-name="T7">1</text:span><text:span text:style-name="T2">．</text:span><text:span text:style-name="T5">  </text:span><text:span text:style-name="T3">《中国科学院研究生院同等学力人员学位申请资格认定表》一式两份；</text:span></text:p>
      <text:p text:style-name="P27"><text:span text:style-name="T7">2</text:span><text:span text:style-name="T2">．</text:span><text:span text:style-name="T5">  </text:span><text:span text:style-name="T3">档案所在单位人事部门介绍信；</text:span></text:p>
      <text:p text:style-name="P27"><text:span text:style-name="T7">3</text:span><text:span text:style-name="T2">．</text:span><text:span text:style-name="T5">  </text:span><text:span text:style-name="T3">申请人所在单位提供申请人简历、思想政治表现、理论基础、专业知识、工作成绩、科研成果、业务能力和外语程度等方面情况的材料 </text:span><text:span text:style-name="T7">(</text:span><text:span text:style-name="T3">加印密封</text:span><text:span text:style-name="T7">)</text:span><text:span text:style-name="T3">；</text:span></text:p>
      <text:p text:style-name="P27"><text:span text:style-name="T7">4</text:span><text:span text:style-name="T2">．</text:span><text:span text:style-name="T5">  </text:span><text:span text:style-name="T3">身份证、学士学位证书、大学毕业证书（均交复印件，验原件）；</text:span></text:p>
      <text:p text:style-name="P27"><text:span text:style-name="T7">5</text:span><text:span text:style-name="T2">．</text:span><text:span text:style-name="T5">  </text:span><text:span text:style-name="T3">已发表论文或出版的与申请学位专业相关的学术论文、专著或其他成果原件并附复印件；</text:span></text:p>
      <text:p text:style-name="P27"><text:span text:style-name="T7">6</text:span><text:span text:style-name="T2">．</text:span><text:span text:style-name="T5">  </text:span><text:span text:style-name="T3">本科课程学习成绩单（由所在单位人事部门加盖公章）；</text:span></text:p>
      <text:p text:style-name="P27"><text:span text:style-name="T7">7</text:span><text:span text:style-name="T2">．</text:span><text:span text:style-name="T5">  </text:span><text:span text:style-name="T3">在计算所修读的硕士学位课程成绩单复印件（由计算所研究生部加盖公章）</text:span></text:p>
      <text:p text:style-name="P27"><text:span text:style-name="T7">8</text:span><text:span text:style-name="T2">．</text:span><text:span text:style-name="T5">  </text:span><text:span text:style-name="T3">全国英语、计算机科学与技术学科综合考试合格证书（均交复印件，验原件）；</text:span></text:p>
      <text:p text:style-name="P26"><text:span text:style-name="T1">   </text:span><text:span text:style-name="T3">（三）计算所研究生部收齐上述材料后，在规定的期限内（一个月内）对申请人进行资格初审。对确定具有申请资格的申请人，按本实施细则第五条的要求进行同等学力水平的认定。资格审查不合格者，本次申请无效。</text:span><text:span text:style-name="T6"> </text:span><text:span text:style-name="T7"><text:line-break/></text:span><text:span text:style-name="T3">　　</text:span></text:p>
      <text:p text:style-name="P26"><text:span text:style-name="T4">第五条　同等学力水平认定</text:span><text:span text:style-name="T10"><text:line-break/></text:span><text:span text:style-name="T3">　　</text:span><text:span text:style-name="T7">(</text:span><text:span text:style-name="T3">一</text:span><text:span text:style-name="T7">) </text:span><text:span text:style-name="T3">对申请人在科研、专门技术等方面成绩的认定。</text:span><text:span text:style-name="T10"><text:line-break/></text:span><text:span text:style-name="T3">　　申请人应在所申请学位的学科领域的核心刊物上发表至少两篇学术论文 </text:span><text:span text:style-name="T7">(</text:span><text:span text:style-name="T3">均为第一作者</text:span><text:span text:style-name="T7">)</text:span><text:span text:style-name="T3">，其中一篇要求发表在《计算所认定的计算机学科领域国内中文核心期刊》。申请一项发明专利并获得受权号，可以等同于在国内外本专业核心刊物公开发表一篇学术论文。但不等同于在国际检索刊物收录的刊物上发表一篇文章。</text:span></text:p>
      <text:p text:style-name="P28"><text:span text:style-name="T20">　</text:span><text:span text:style-name="T18">(</text:span><text:span text:style-name="T20">二</text:span><text:span text:style-name="T18">) </text:span><text:span text:style-name="T20">对申请人专业知识结构及水平的认定。</text:span><text:span text:style-name="T16"><text:line-break/></text:span><text:span text:style-name="T20">　　</text:span><text:span text:style-name="T18">1. </text:span><text:span text:style-name="T20">申请人应按硕士研究生培养方案规定的课程要求进行考试。考试应在计算所按相同专业在学研究生的考试要求和评卷标准进行，课程学分不低于</text:span><text:span text:style-name="T18">30</text:span><text:span text:style-name="T20">个学分。课程考试不合格，允许重修后补考一次。如重修后仍不合格者，则本次申请无效。</text:span><text:span text:style-name="T16"><text:line-break/></text:span><text:soft-page-break/><text:span text:style-name="T20">　　</text:span><text:span text:style-name="T18">2. </text:span><text:span text:style-name="T20">申请人须通过同等学力人员申请硕士学位外国语水平全国统一考试和按国家规定必须参加的学科综合水平全国统一考试，两门全国统考成绩单均由考试部门直接提供。</text:span></text:p>
      <text:p text:style-name="P26"><text:span text:style-name="T7">3</text:span><text:span text:style-name="T3">．申请人必须在四年内完成计算所组织的全部课程考试和国家组织的水平考试，且成绩合格。四年内未通过课程考试和国家组织的水平考试者，本次申请无效。</text:span></text:p>
      <text:p text:style-name="P29"><text:span text:style-name="T20">申请人通过课程考试后，研究生部将《中国科学院研究生院同等学力人员学位申请资格认定表》，报研究生院学位办公室复查。经审查合格后，方可按本实施细则第五条第三款进行申请人论文水平的认定工作。</text:span><text:span text:style-name="T16"><text:line-break/></text:span><text:span text:style-name="T20">　　</text:span><text:span text:style-name="T18">(</text:span><text:span text:style-name="T20">三</text:span><text:span text:style-name="T18">) </text:span><text:span text:style-name="T20">学位论文水平的认定</text:span><text:span text:style-name="T16"><text:line-break/>      </text:span><text:span text:style-name="T20">申请人应在通过全部课程考试后的一年内提交硕士学位论文。导师应对申请人的论文进行必要的指导和最终审定。申请人应在提交论文后的半年内完成论文答辩。</text:span></text:p>
      <text:p text:style-name="P24">第六条 学位论文</text:p>
      <text:p text:style-name="P31"><text:span text:style-name="T20">申请人和指导教师进行双向选择，在确定指导教师后，经研究室负责人同意，报研究生部备案。申请人应在导师的指导下开展论文工作，指导教师可根据申请人具体情况</text:span><text:span text:style-name="T18">,</text:span><text:span text:style-name="T20">采取多种形式进行论文工作，也可由计算所在申请人所在单位聘请一名学术水平高的专家作为兼职导师，实行双导师制。为了确保论文质量，</text:span><text:span text:style-name="T26">申请人在所里的论文工作时间不能少于三个月</text:span><text:span text:style-name="T20">。</text:span></text:p>
      <text:p text:style-name="P30">导师根据申请人的工作情况确定开题报告时间。通过开题报告的申请人，可以进入论文的写作阶段。</text:p>
      <text:p text:style-name="P33"><text:span text:style-name="T7">1.</text:span><text:span text:style-name="T3">论文要求</text:span></text:p>
      <text:p text:style-name="P34"><text:span text:style-name="T20">申请人提交的硕士论文对所研究的课题应有独到见解，表明作者具有从事科学研究、管理工作或独立担负专门技术工作的能力。</text:span><text:span text:style-name="T16"><text:line-break/></text:span><text:span text:style-name="T20">　　申请人同他人合作完成的论文、著作或发明、发现等，对其中确属本人独立完成的部分，可由本人整理为学位论文，并附送该项工作主持人签署的书面意见或共同发表论文、著作的其他作者的证明信，以及合作完成的论文、著作等。论文撰写要求见《中国科学院计算所研究生院学位论文撰写要求》。</text:span><text:span text:style-name="T16"><text:line-break/></text:span><text:span text:style-name="T20">　　</text:span><text:span text:style-name="T18">2. </text:span><text:span text:style-name="T20">论文送审</text:span><text:span text:style-name="T16"><text:line-break/></text:span><text:span text:style-name="T20">　　（</text:span><text:span text:style-name="T18">1</text:span><text:span text:style-name="T20">）申请人提交论文后，由计算所聘请至少</text:span><text:span text:style-name="T18">5</text:span><text:span text:style-name="T20">名具有高级专业技术职务的专家为论文评阅人。论文评阅人应是责任心强，学风正派，在本学科和相关学科领域学术造诣深，近年来在科学研究中有成绩的专家。聘请的论文评阅人中至少有两位是计算所和申请人所在单位以外的专家。申请人的导师不能作为论文评阅人。</text:span><text:span text:style-name="T16"><text:line-break/></text:span><text:span text:style-name="T20">　　（</text:span><text:span text:style-name="T18">2</text:span><text:span text:style-name="T20">）计算所研究生部应在申请人论文答辩日期前</text:span><text:span text:style-name="T18">2</text:span><text:span text:style-name="T20">个月将学位论文送交论文评阅人。论文由所研究生部专门负责寄送，评阅人的姓名应对申请人保密，其评阅意见及有关材料应密封传递。</text:span><text:span text:style-name="T16"><text:line-break/>    </text:span><text:span text:style-name="T20">（</text:span><text:span text:style-name="T18">3</text:span><text:span text:style-name="T20">）论文评阅人应根据学位论文要求对论文是否达到硕士学位水平进行认真、细致地评阅，对论文提出评阅意见及修改要求，并对论文写出详细的学术评语，供论文答辩委员会参考。</text:span><text:span text:style-name="T19"> </text:span><text:span text:style-name="T18"><text:line-break/></text:span><text:span text:style-name="T20">　　论文评阅过程中若有</text:span><text:span text:style-name="T18">1</text:span><text:span text:style-name="T20">位评阅人持否定意见，则由研究生部再增聘</text:span><text:span text:style-name="T18">2</text:span><text:span text:style-name="T20">位评阅人进行评阅</text:span><text:span text:style-name="T18">; </text:span><text:span text:style-name="T20">若有两位评阅人持否定意见，本次申请无效。</text:span><text:span text:style-name="T16"><text:line-break/></text:span><text:span text:style-name="T20">　　</text:span><text:span text:style-name="T18">3. </text:span><text:span text:style-name="T20">论文答辩</text:span><text:span text:style-name="T16"><text:line-break/></text:span><text:span text:style-name="T20">　　论文答辩委员会应由不少于</text:span><text:span text:style-name="T18">7</text:span><text:span text:style-name="T20">名具有高级专业技术职务的本学科和相关学科专家组成，其中至少</text:span><text:span text:style-name="T18">5</text:span><text:span text:style-name="T20">人是研究生导师、</text:span><text:span text:style-name="T18">3</text:span><text:span text:style-name="T20">人是计算所和申请人所在单位以外的专家。申请人的导师不能聘为论文答辩委员会成员。论文答辩委员会的组成人选由接受学位申请单位学位评定委员会批准。</text:span><text:span text:style-name="T16"><text:line-break/></text:span><text:span text:style-name="T20">　　论文答辩日期前半个月由所研究生部将学位论文送交论文答辩委员会。答辩委员会成员在答辩前必须审阅论文。</text:span><text:span text:style-name="T16"><text:line-break/></text:span><text:span text:style-name="T20">　　论文答辩委员会根据论文达到的水平及答辩情况进行综合评价，以无记名投票方式表决，获全体成员</text:span><text:span text:style-name="T18">2/3</text:span><text:span text:style-name="T20">以上（含</text:span><text:span text:style-name="T18">2/3</text:span><text:span text:style-name="T20">）同意，方可作出建议授予硕士学位的决议。</text:span><text:span text:style-name="T16"><text:line-break/></text:span><text:span text:style-name="T20">　　论文答辩委员会成员应填写《中国科学院研究生院同等学力人员论文答辩情况和学位授予</text:span><text:soft-page-break/><text:span text:style-name="T20">决议书》，决议书经论文答辩委员会主席签字后，报接受学位申请单位学位评定委员会审议。论文答辩应有详细的记录，论文答辩应公开举行。</text:span><text:span text:style-name="T16"><text:line-break/></text:span><text:span text:style-name="T20">　　论文答辩未通过，本次申请无效。论文答辩未通过，但论文答辩委员会建议修改论文后再重新答辩者，可在半年后至一年内重新答辩一次，第二次答辩仍未通过者，本次申请无效。</text:span><text:span text:style-name="T16"><text:line-break/></text:span><text:span text:style-name="T20">　　申请人不得同时向两个及以上学位授予单位提出申请。</text:span><text:span text:style-name="T16"><text:line-break/></text:span><text:span text:style-name="T20">　　</text:span></text:p>
      <text:p text:style-name="P32"><text:span text:style-name="T4">第七条　学位授予</text:span><text:span text:style-name="T10"><text:line-break/></text:span><text:span text:style-name="T3">　　申请人在论文答辩通过后，研究生部将所有申请材料报计算所学位评定委员会进行审查。学位评定委员会按照硕士学位授予标准，对学位申请人进行全面审查、综合评价，并以无记名投票方式，经学位评定委员会全体成员过半数以上同意</text:span><text:span text:style-name="T7">, </text:span><text:span text:style-name="T3">方可作出拟授予硕士学位的决议。</text:span><text:span text:style-name="T10"><text:line-break/></text:span><text:span text:style-name="T3">　　研究生部将拟授予学位人员名单、中国科学院研究生院学位授予信息数据库分别于每年</text:span><text:span text:style-name="T7">2</text:span><text:span text:style-name="T3">月</text:span><text:span text:style-name="T7">1</text:span><text:span text:style-name="T3">日和上报研究生院学位评定委员会审核通过。学位获得者名单由研究生院学位评定委员会发文公布。学位获得者的学位证书，由我所研究生部统一颁发。</text:span></text:p>
      <text:p text:style-name="P13"> </text:p>
      <text:p text:style-name="P13"> </text:p>
      <text:p text:style-name="P15">博士学位的申请与授予</text:p>
      <text:p text:style-name="P35"> </text:p>
      <text:p text:style-name="P35"><text:span text:style-name="T4">第八条　资格审查</text:span><text:span text:style-name="T6"> </text:span><text:span text:style-name="T7"><text:line-break/></text:span><text:span text:style-name="T3">　　</text:span><text:span text:style-name="T7">(</text:span><text:span text:style-name="T3">一</text:span><text:span text:style-name="T7">)</text:span><text:span text:style-name="T3">申请人必须已获得硕士学位，在获得硕士学位后工作五年以上，在申请学位的专业或相近专业做出突出成绩。</text:span><text:span text:style-name="T10"><text:line-break/></text:span><text:span text:style-name="T3">　　</text:span><text:span text:style-name="T7">(</text:span><text:span text:style-name="T3">二</text:span><text:span text:style-name="T7">)</text:span><text:span text:style-name="T3">具备博士学位基本条件的同等学力人员，应在计算所规定的期限内（每年</text:span><text:span text:style-name="T7">3</text:span><text:span text:style-name="T3">月或</text:span><text:span text:style-name="T7">11</text:span><text:span text:style-name="T3">月），向计算所研究生部缴纳学位申请费并提交以下材料：</text:span><text:span text:style-name="T10"><text:line-break/></text:span><text:span text:style-name="T3">　　</text:span><text:span text:style-name="T7">1.</text:span><text:span text:style-name="T3">《中国科学院研究生院同等学力人员学位申请资格认定表》一式</text:span><text:span text:style-name="T7">2</text:span><text:span text:style-name="T3">份</text:span><text:span text:style-name="T7">;<text:line-break/></text:span><text:span text:style-name="T3">　　</text:span><text:span text:style-name="T7">2. </text:span><text:span text:style-name="T3">单位人事部门介绍信；</text:span><text:span text:style-name="T10"><text:line-break/></text:span><text:span text:style-name="T3">　　</text:span><text:span text:style-name="T7">3. </text:span><text:span text:style-name="T3">本人身份证原件和复印件（均交复印件，验原件）；</text:span><text:span text:style-name="T6"> </text:span><text:span text:style-name="T7"><text:line-break/></text:span><text:span text:style-name="T3">　　</text:span><text:span text:style-name="T7">4. </text:span><text:span text:style-name="T3">最后学历证明、硕士学位证书原件及复印件（均交复印件，验原件）；</text:span><text:span text:style-name="T10"><text:line-break/></text:span><text:span text:style-name="T3">　　</text:span><text:span text:style-name="T7">5. </text:span><text:span text:style-name="T3">已发表论文、出版专著或其它成果原件并附复印件；</text:span><text:span text:style-name="T6"> </text:span><text:span text:style-name="T7"><text:line-break/></text:span><text:span text:style-name="T3">　　</text:span><text:span text:style-name="T7">6. </text:span><text:span text:style-name="T3">硕士课程学习成绩单</text:span><text:span text:style-name="T7">(</text:span><text:span text:style-name="T3">复印件</text:span><text:span text:style-name="T7">)</text:span><text:span text:style-name="T3">，由单位人事部门确认加盖公章；</text:span></text:p>
      <text:p text:style-name="P34"><text:span text:style-name="T20">　　</text:span><text:span text:style-name="T18">7. </text:span><text:span text:style-name="T20">准备博士学位的学位论文</text:span><text:span text:style-name="T18">(</text:span><text:span text:style-name="T20">中文撰写</text:span><text:span text:style-name="T18">); <text:line-break/></text:span><text:span text:style-name="T20">　　</text:span><text:span text:style-name="T18">8. </text:span><text:span text:style-name="T20">两位正高级专业技术职务专家的推荐书 </text:span><text:span text:style-name="T18">(</text:span><text:span text:style-name="T20">加印密封</text:span><text:span text:style-name="T18">), </text:span><text:span text:style-name="T20">其中至少有一名应为在岗的博士生指导教师</text:span><text:span text:style-name="T18">;<text:line-break/></text:span><text:span text:style-name="T20">　　</text:span><text:span text:style-name="T18">9. </text:span><text:span text:style-name="T20">申请人所在单位提供申请人简历、思想政治表现、理论基础、专业知识、工作成绩、科研成果、业务能力和外语程度等方面情况的材料 </text:span><text:span text:style-name="T18">(</text:span><text:span text:style-name="T20">加印密封</text:span><text:span text:style-name="T18">)</text:span><text:span text:style-name="T20">；</text:span><text:span text:style-name="T16"><text:line-break/></text:span><text:span text:style-name="T20">　　</text:span><text:span text:style-name="T18">(</text:span><text:span text:style-name="T20">三</text:span><text:span text:style-name="T18">) </text:span><text:span text:style-name="T20">研究生部收齐上述材料后，在规定的期限内（一个月内）对申请人进行资格审查。对确定具有申请资格的申请人，按本实施细则第九条的要求进行同等学力水平的认定。资格审查不合格者，本次申请无效。</text:span><text:span text:style-name="T19"> </text:span><text:span text:style-name="T18"><text:line-break/></text:span><text:span text:style-name="T20">　</text:span></text:p>
      <text:p text:style-name="P35"><text:span text:style-name="T4">第九条　同等学力水平认定</text:span><text:span text:style-name="T10"><text:line-break/></text:span><text:span text:style-name="T3">　　</text:span><text:span text:style-name="T7">(</text:span><text:span text:style-name="T3">一</text:span><text:span text:style-name="T7">) </text:span><text:span text:style-name="T3">对申请人完成本职工作，在科研、教学、专门技术等方面成绩的认定。</text:span><text:span text:style-name="T10"><text:line-break/></text:span><text:span text:style-name="T3">　　申请人应在所申请学位的学科领域国内外有关的核心刊物上发表过至少</text:span><text:span text:style-name="T7">5</text:span><text:span text:style-name="T3">篇学术论文</text:span><text:span text:style-name="T7">(</text:span><text:span text:style-name="T3">均为第一作者</text:span><text:span text:style-name="T7">)</text:span><text:span text:style-name="T3">，一般应有两篇发表在国际检索（</text:span><text:span text:style-name="T7">SCI </text:span><text:span text:style-name="T3">或</text:span><text:span text:style-name="T7">EI</text:span><text:span text:style-name="T3">）刊物收录的期刊上，并获得过国家级或省部级二等奖以上科研成果奖励（排名前两名）（需提供获奖证书）。出版过的高水平专著可以算一篇文章。</text:span><text:span text:style-name="T10"><text:line-break/></text:span><text:span text:style-name="T3">　　</text:span><text:span text:style-name="T7">(</text:span><text:span text:style-name="T3">二</text:span><text:span text:style-name="T7">) </text:span><text:span text:style-name="T3">对申请人的专业理论基础、知识结构及水平的认定。</text:span><text:span text:style-name="T10"><text:line-break/></text:span><text:span text:style-name="T3">　　研究生部对已经资格审查合格的申请人，按博士研究生培养方案规定的课程要求进行考试。自通过资格审查之日起，一年内完成全部课程考试，且成绩合格。未通过课程考试者，本次申</text:span><text:soft-page-break/><text:span text:style-name="T3">请无效。</text:span><text:span text:style-name="T6"> </text:span><text:span text:style-name="T7"><text:line-break/></text:span><text:span text:style-name="T3">　　对于在科学研究或专门技术上有重要的著作、发明、发现者，经由</text:span><text:span text:style-name="T7">3</text:span><text:span text:style-name="T3">名以上博士生导师考核、推荐，经所学位评定委员会同意，报研究生院学位办公室备案，可免除部分课程考试，但第一外国语的考试不予免除。</text:span><text:span text:style-name="T10"><text:line-break/></text:span><text:span text:style-name="T3">　　申请人通过课程考试后，研究生部将《中国科学院研究生院同等学力人员学位申请资格认定表》，报研究生院学位办公室复查。经审查合格后方可按本试行办法第九条第三款进行申请人论文水平的认定工作。</text:span><text:span text:style-name="T6"> </text:span><text:span text:style-name="T7"><text:line-break/></text:span><text:span text:style-name="T3">　　</text:span><text:span text:style-name="T7">(</text:span><text:span text:style-name="T3">三</text:span><text:span text:style-name="T7">) </text:span><text:span text:style-name="T3">学位论文水平的认定</text:span><text:span text:style-name="T10"><text:line-break/></text:span><text:span text:style-name="T3">　　博士学位论文答辩应在申请人通过全部课程考试后的一年内完成。指导教师对申请人的学位论文进行必要的指导。论文答辩应在申请人提交论文后的半年内完成。</text:span><text:span text:style-name="T10"><text:line-break/></text:span><text:span text:style-name="T3">　　</text:span><text:span text:style-name="T7">1.</text:span><text:span text:style-name="T3">论文要求及科研工作</text:span><text:span text:style-name="T10"><text:line-break/></text:span><text:span text:style-name="T3">　　申请人提交的博士学位论文，应是在工作实践中由本人独立完成的成果，表明作者具有独立从事科学研究工作的能力，并在科学研究或专门技术上做出创造性的成果。</text:span><text:span text:style-name="T10"><text:line-break/></text:span><text:span text:style-name="T3">　　申请人同他人合作完成的论文、著作或发明、发现等，对其中确属本人独立完成的部分，可由本人整理为学位论文，并附送该项工作主持人签署的书面意见或共同发表论文、著作的其他作者的证明信，以及合作完成的论文、著作等。</text:span><text:span text:style-name="T6"> </text:span><text:span text:style-name="T7"><text:line-break/></text:span><text:span text:style-name="T3">　　论文用中文撰写，论文要有中、英文摘要。论文撰写的具体要求见《中国科学院研究生院学位论文撰写要求》</text:span><text:span text:style-name="T7">[</text:span><text:span text:style-name="T3">《中国科学院研究生院学位授予暂行条例实施细则》</text:span><text:span text:style-name="T7">]<text:line-break/></text:span><text:span text:style-name="T3">　　申请人必博士生指导教师的指导下，</text:span><text:span text:style-name="T15">在计算所参加为期不少于</text:span><text:span text:style-name="T8">6</text:span><text:span text:style-name="T15">个月的与论文相关的科学研究工作</text:span><text:span text:style-name="T8">, </text:span><text:span text:style-name="T3">必须在计算所的相应学科专业学位授权点报告其论文并接受质疑。</text:span><text:span text:style-name="T6"> </text:span><text:span text:style-name="T7"><text:line-break/></text:span><text:span text:style-name="T3">　　</text:span><text:span text:style-name="T7">2. </text:span><text:span text:style-name="T3">论文送审</text:span><text:span text:style-name="T10"><text:line-break/></text:span><text:span text:style-name="T3">　　（</text:span><text:span text:style-name="T7">1</text:span><text:span text:style-name="T3">）申请人提交论文后，由计算所应聘请至少</text:span><text:span text:style-name="T7">7</text:span><text:span text:style-name="T3">名具有正高级专业技术职务的专家为论文评阅人。论文评阅人应是责任心强，学风正派，在本学科和相关学科领域学术造诣较深，近年来在科学研究中有突出成绩的专家。聘请的论文评阅人中至少</text:span><text:span text:style-name="T7">3</text:span><text:span text:style-name="T3">位是计算所和申请人所在单位以外的专家。申请人的导师、推荐人不能作为论文评阅人。</text:span><text:span text:style-name="T10"><text:line-break/></text:span><text:span text:style-name="T3">　  （</text:span><text:span text:style-name="T7">2</text:span><text:span text:style-name="T3">）研究生部应在论文答辩日期前</text:span><text:span text:style-name="T7">3</text:span><text:span text:style-name="T3">个月将学位论文送交论文评阅人。论文由所研究生部专门负责寄送，评阅人的姓名应对申请人保密，其评阅意见及有关材料应密封传递。</text:span><text:span text:style-name="T10"><text:line-break/></text:span><text:span text:style-name="T3">　　（</text:span><text:span text:style-name="T7">3</text:span><text:span text:style-name="T3">）论文评阅人应根据学位论文要求对论文是否达到博士学位水平进行认真、细致地评阅，提出评阅意见及修改要求，并对论文写出详细的学术评语，供论文答辩委员会参考。</text:span><text:span text:style-name="T10"><text:line-break/></text:span><text:span text:style-name="T3">　　论文评阅过程中若有</text:span><text:span text:style-name="T7">1</text:span><text:span text:style-name="T3">位评阅人持否定意见，则再增聘</text:span><text:span text:style-name="T7">2</text:span><text:span text:style-name="T3">位评阅人进行评阅</text:span><text:span text:style-name="T7">; </text:span><text:span text:style-name="T3">若有两位评阅人均持否定意见，本次申请无效。</text:span><text:span text:style-name="T6"> </text:span><text:span text:style-name="T7"><text:line-break/></text:span><text:span text:style-name="T3">　　</text:span><text:span text:style-name="T7">3. </text:span><text:span text:style-name="T3">论文答辩</text:span><text:span text:style-name="T10"><text:line-break/></text:span><text:span text:style-name="T3">　　论文答辩委员会由不少于</text:span><text:span text:style-name="T7">9</text:span><text:span text:style-name="T3">名具有正高级专业技术职务的本学科和相关学科的专家组成，其中至少有</text:span><text:span text:style-name="T7">5</text:span><text:span text:style-name="T3">人是博士生导师、</text:span><text:span text:style-name="T7">3</text:span><text:span text:style-name="T3">人是计算所和申请人所在单位以外的专家。申请人的推荐人、导师不能聘为论文答辩委员会成员。论文答辩委员会的组成人选由计算所学位评定委员会批准。</text:span><text:span text:style-name="T10"><text:line-break/></text:span><text:span text:style-name="T3">　　研究生部应在论文答辩日期前</text:span><text:span text:style-name="T7">1</text:span><text:span text:style-name="T3">个月，将学位论文送交论文答辩委员会。答辩委员会成员在答辩前必须审阅论文。</text:span><text:span text:style-name="T6"> </text:span><text:span text:style-name="T7"><text:line-break/></text:span><text:span text:style-name="T3">　　论文答辩委员会根据论文达到的水平及答辩情况进行综合评价，以无记名投票方式表决，获全体成员</text:span><text:span text:style-name="T7">2/3</text:span><text:span text:style-name="T3">以上（含</text:span><text:span text:style-name="T7">2/3</text:span><text:span text:style-name="T3">）同意，方可作出建议授予博士学位的决议。</text:span><text:span text:style-name="T10"><text:line-break/></text:span><text:span text:style-name="T3">　　论文答辩委员会成员应填写《中国科学院研究生院同等学力人员论文答辩情况和学位授予决议书》，决议书经论文答辩委员会主席签字后，报送所学位评定委员会审议。论文答辩应有详细的记录，论文答辩应公开举行。</text:span><text:span text:style-name="T6"> </text:span><text:span text:style-name="T7"><text:line-break/></text:span><text:span text:style-name="T3">　　论文答辩未通过，本次申请无效。论文答辩未通过，但论文答辩委员会建议修改论文再重新答辩者，可在半年后至两年内重新答辩一次，第二次答辩仍未通过者或逾期未申请者，本次申请无效。</text:span><text:span text:style-name="T6"> </text:span><text:span text:style-name="T7"><text:line-break/></text:span><text:soft-page-break/><text:span text:style-name="T3">　　申请人不得同时向两个及以上学位授予单位提出申请。</text:span><text:span text:style-name="T10"><text:line-break/></text:span><text:span text:style-name="T3">　　</text:span></text:p>
      <text:p text:style-name="P21"><text:span text:style-name="T4">第十条　学位授予</text:span><text:span text:style-name="T10"><text:line-break/></text:span><text:span text:style-name="T3">　　研究生部将申请人的所有申请材料报所学位评定委员会进行审查，所学位评定委员会按照博士学位授予标准，对学位申请人进行全面审查、综合评价，并以无记名投票方式，经学位评定委员会全体成员过半数以上同意，方可作出拟授予博士学位的决议。</text:span><text:span text:style-name="T10"><text:line-break/></text:span><text:span text:style-name="T3">　　研究生部将拟授予学位人员名单、中国科学院研究生院学位授予信息数据库、学位论文分别于每年</text:span><text:span text:style-name="T7">2</text:span><text:span text:style-name="T3">月</text:span><text:span text:style-name="T7">1</text:span><text:span text:style-name="T3">日和上报研究生院学位评定委员会审核通过。学位获得者名单由研究生院发文公布，其博士学位论文题目及作者姓名由研究生部及时向社会和申请人所在单位公示</text:span><text:span text:style-name="T7">3</text:span><text:span text:style-name="T3">个月。对无异议者，由研究生部统一颁发博士学位证书。</text:span></text:p>
      <text:p text:style-name="P14"> </text:p>
      <text:p text:style-name="P17">其　　它</text:p>
      <text:p text:style-name="P14"> </text:p>
      <text:p text:style-name="P18"><text:span text:style-name="Strong_20_Emphasis"><text:span text:style-name="T23">第十一条</text:span></text:span><text:span text:style-name="Strong_20_Emphasis"><text:span text:style-name="T25">  </text:span></text:span><text:span text:style-name="T25">同等学力人员所获得的学位，只表明本人的学术水平已达到相应学位毕业研究生的同等学力水平，不涉及申请人原有学历的变更。学位证书需单独编号</text:span><text:span text:style-name="T22">, </text:span><text:span text:style-name="T25">具体领取证书办法见《中国科学院研究生院学位证书认购和填写办法》</text:span><text:span text:style-name="T22">[</text:span><text:span text:style-name="T25">《中国科学院研究生院学位授予暂行条例实施细则》</text:span><text:span text:style-name="T22">]</text:span></text:p>
      <text:p text:style-name="P18"><text:span text:style-name="Strong_20_Emphasis"><text:span text:style-name="T23">第十二条</text:span></text:span><text:span text:style-name="T25">　港澳台人员以及外籍人员申请硕士或博士学位，可参照本试行办法的有关规定办理。具有同等学力的外籍人员</text:span><text:span text:style-name="T22">(</text:span><text:span text:style-name="T25">汉语为非母语</text:span><text:span text:style-name="T22">) </text:span><text:span text:style-name="T25">在申请学位时可以不参加外语统考，但必须通过中国汉语中心举行的汉语水平考试。</text:span><text:span text:style-name="T22"><text:line-break/></text:span><text:span text:style-name="T25">　　  </text:span><text:span text:style-name="T24">第十三条</text:span><text:span text:style-name="T25">　研究生部应按有关档案管理规定建立同等学力人员申请学位的学籍档案，并保证一人一档，其档案内容应包括同等学力人员学位申请资格认定表、论文评阅书、论文答辩情况和学位授予决议书、学位论文等。</text:span><text:span text:style-name="T22"><text:line-break/></text:span><text:span text:style-name="T25">　　  </text:span><text:span text:style-name="T24">第十四条</text:span><text:span text:style-name="T25">　研究生部须按照国务院学位办公室、研究生院学位办公室每年报送学年度学位授予信息的要求，报送有关本单位在职人员申请硕士、博士学位的授予信息，并参加国务院学位委员会或地方学位委员会及主管部门组织的学位授予质量的检查和评估。对发现在学位授予过程中违反本实施细则的，由所学位评定委员会严肃处理，并将处理意见报研究生院学位评定委员会批准。</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Mangal" style:font-size-complex="18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ng </meta:initial-creator>
    <meta:creation-date>2010-11-18T15:57:51</meta:creation-date>
    <dc:date>2010-11-18T16:03:22</dc:date>
    <dc:creator>ning </dc:creator>
    <meta:editing-duration>PT00H01M31S</meta:editing-duration>
    <meta:editing-cycles>6</meta:editing-cycles>
    <meta:generator>OpenOffice.org/3.2$Linux OpenOffice.org_project/320m12$Build-9483</meta:generator>
    <meta:document-statistic meta:table-count="0" meta:image-count="0" meta:object-count="0" meta:page-count="5" meta:paragraph-count="46" meta:word-count="2476" meta:character-count="6222"/>
  </office:meta>
</office:document-meta>
</file>